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Lohit Devanagari1" svg:font-family="'Lohit Devanagari'"/>
    <style:font-face style:name="sans-serif" svg:font-family="sans-serif"/>
    <style:font-face style:name="Cambria1" svg:font-family="Cambria" style:font-family-generic="roman"/>
    <style:font-face style:name="Calibri1" svg:font-family="Calibri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normal" officeooo:rsid="001d9a19" officeooo:paragraph-rsid="001d9a19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font-name="Calibri" fo:font-size="18pt" fo:font-style="normal" fo:font-weight="normal" officeooo:paragraph-rsid="001d9a19"/>
    </style:style>
    <style:style style:name="P3" style:family="paragraph" style:parent-style-name="Text_20_body">
      <style:text-properties fo:font-variant="normal" fo:text-transform="none" fo:color="#252525" style:font-name="sans-serif" fo:font-size="10.5pt" fo:letter-spacing="normal" fo:font-style="normal" fo:font-weight="normal" officeooo:rsid="0020882f" officeooo:paragraph-rsid="001ef711"/>
    </style:style>
    <style:style style:name="P4" style:family="paragraph" style:parent-style-name="Text_20_body">
      <style:text-properties officeooo:paragraph-rsid="001ef711"/>
    </style:style>
    <style:style style:name="P5" style:family="paragraph" style:parent-style-name="Text_20_body">
      <style:text-properties officeooo:paragraph-rsid="00332721"/>
    </style:style>
    <style:style style:name="P6" style:family="paragraph" style:parent-style-name="Text_20_body">
      <style:text-properties officeooo:paragraph-rsid="003eaf05"/>
    </style:style>
    <style:style style:name="P7" style:family="paragraph" style:parent-style-name="Text_20_body">
      <style:text-properties style:font-name="Calibri1" fo:font-size="15pt" fo:font-weight="normal" style:font-size-asian="15pt" style:font-weight-asian="normal" style:font-size-complex="15pt" style:font-weight-complex="normal"/>
    </style:style>
    <style:style style:name="P8" style:family="paragraph" style:parent-style-name="Text_20_body">
      <style:text-properties style:font-name="Calibri1" fo:font-size="15pt" fo:font-weight="normal" officeooo:rsid="0045bd3b" officeooo:paragraph-rsid="0045bd3b" style:font-size-asian="15pt" style:font-weight-asian="normal" style:font-size-complex="15pt" style:font-weight-complex="normal"/>
    </style:style>
    <style:style style:name="P9" style:family="paragraph" style:parent-style-name="Text_20_body">
      <style:text-properties style:font-name="Calibri1" fo:font-size="15pt" fo:font-weight="normal" officeooo:rsid="0047a8d5" officeooo:paragraph-rsid="0047a8d5" style:font-size-asian="15pt" style:font-weight-asian="normal" style:font-size-complex="15pt" style:font-weight-complex="normal"/>
    </style:style>
    <style:style style:name="P10" style:family="paragraph" style:parent-style-name="Text_20_body">
      <style:text-properties style:font-name="Calibri1" fo:font-size="15pt" fo:font-weight="normal" officeooo:rsid="00485483" officeooo:paragraph-rsid="00485483" style:font-size-asian="15pt" style:font-weight-asian="normal" style:font-size-complex="15pt" style:font-weight-complex="normal"/>
    </style:style>
    <style:style style:name="P11" style:family="paragraph" style:parent-style-name="Text_20_body">
      <style:text-properties officeooo:rsid="004f54e2" officeooo:paragraph-rsid="004f54e2"/>
    </style:style>
    <style:style style:name="P12" style:family="paragraph" style:parent-style-name="Text_20_body">
      <style:text-properties officeooo:rsid="0050a339" officeooo:paragraph-rsid="0050a339"/>
    </style:style>
    <style:style style:name="P13" style:family="paragraph" style:parent-style-name="Text_20_body">
      <style:text-properties officeooo:rsid="0051b307" officeooo:paragraph-rsid="0051b307"/>
    </style:style>
    <style:style style:name="P14" style:family="paragraph" style:parent-style-name="Text_20_body">
      <style:paragraph-properties fo:margin-left="0cm" fo:margin-right="0cm" fo:margin-top="0cm" fo:margin-bottom="0.353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font-name="Cambria" fo:font-size="10.5pt" fo:font-style="normal" fo:font-weight="normal" officeooo:paragraph-rsid="0026bd37"/>
    </style:style>
    <style:style style:name="P15" style:family="paragraph" style:parent-style-name="Text_20_body">
      <style:paragraph-properties fo:margin-left="0cm" fo:margin-right="0cm" fo:margin-top="0cm" fo:margin-bottom="0.353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paragraph-rsid="002852a0" style:text-blinking="false" fo:background-color="transparent"/>
    </style:style>
    <style:style style:name="P16" style:family="paragraph" style:parent-style-name="Text_20_body">
      <style:paragraph-properties fo:margin-left="0cm" fo:margin-right="0cm" fo:margin-top="0cm" fo:margin-bottom="0.353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852a0" officeooo:paragraph-rsid="002852a0" style:text-blinking="false" fo:background-color="transparent"/>
    </style:style>
    <style:style style:name="P17" style:family="paragraph" style:parent-style-name="Text_20_body">
      <style:paragraph-properties fo:margin-left="0cm" fo:margin-right="0cm" fo:margin-top="0cm" fo:margin-bottom="0.353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890ad" officeooo:paragraph-rsid="002890ad" style:text-blinking="false" fo:background-color="transparent"/>
    </style:style>
    <style:style style:name="P18" style:family="paragraph" style:parent-style-name="Text_20_body">
      <style:paragraph-properties fo:margin-left="0cm" fo:margin-right="0cm" fo:margin-top="0cm" fo:margin-bottom="0.353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98885" officeooo:paragraph-rsid="00298885" style:text-blinking="false" fo:background-color="transparent"/>
    </style:style>
    <style:style style:name="P19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32721" officeooo:paragraph-rsid="00332721" style:text-blinking="false" fo:background-color="transparent"/>
    </style:style>
    <style:style style:name="P20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6bd37" officeooo:paragraph-rsid="003eaf05" style:text-blinking="false" fo:background-color="transparent"/>
    </style:style>
    <style:style style:name="P21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45a84f" officeooo:paragraph-rsid="004400f5" style:text-blinking="false" fo:background-color="transparent" style:font-size-asian="15pt" style:font-weight-asian="normal" style:font-size-complex="15pt" style:font-weight-complex="normal"/>
    </style:style>
    <style:style style:name="P22" style:family="paragraph" style:parent-style-name="Text_20_body" style:list-style-name="L4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4cf8b6" officeooo:paragraph-rsid="004cf8b6" style:text-blinking="false" fo:background-color="transparent" style:font-size-asian="15pt" style:font-weight-asian="normal" style:font-size-complex="15pt" style:font-weight-complex="normal"/>
    </style:style>
    <style:style style:name="P23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4f54e2" officeooo:paragraph-rsid="004f54e2" style:text-blinking="false" fo:background-color="transparent" style:font-size-asian="15pt" style:font-weight-asian="normal" style:font-size-complex="15pt" style:font-weight-complex="normal"/>
    </style:style>
    <style:style style:name="P24" style:family="paragraph" style:parent-style-name="Text_20_body" style:list-style-name="L4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4f54e2" officeooo:paragraph-rsid="004f54e2" style:text-blinking="false" fo:background-color="transparent" style:font-size-asian="15pt" style:font-weight-asian="normal" style:font-size-complex="15pt" style:font-weight-complex="normal"/>
    </style:style>
    <style:style style:name="P25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45bd3b" officeooo:paragraph-rsid="0045bd3b" style:text-blinking="false" fo:background-color="transparent" style:font-size-asian="15pt" style:font-weight-asian="normal" style:font-size-complex="15pt" style:font-weight-complex="normal"/>
    </style:style>
    <style:style style:name="P26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4b887f" officeooo:paragraph-rsid="004b887f" style:text-blinking="false" fo:background-color="transparent" style:font-size-asian="15pt" style:font-weight-asian="normal" style:font-size-complex="15pt" style:font-weight-complex="normal"/>
    </style:style>
    <style:style style:name="P27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593d6d" officeooo:paragraph-rsid="00593d6d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593d6d" officeooo:paragraph-rsid="005963fb" style:text-blinking="false" fo:background-color="transparent" style:font-size-asian="15pt" style:font-weight-asian="normal" style:font-size-complex="15pt" style:font-weight-complex="normal"/>
    </style:style>
    <style:style style:name="P29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5963fb" officeooo:paragraph-rsid="00593d6d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ext_20_body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5963fb" officeooo:paragraph-rsid="005963fb" style:text-blinking="false" fo:background-color="transparent" style:font-size-asian="15pt" style:font-weight-asian="normal" style:font-size-complex="15pt" style:font-weight-complex="normal"/>
    </style:style>
    <style:style style:name="P31" style:family="paragraph" style:parent-style-name="Text_20_body">
      <style:text-properties fo:font-weight="normal" officeooo:rsid="00425de8" officeooo:paragraph-rsid="0045bd3b" style:font-weight-asian="normal" style:font-weight-complex="normal"/>
    </style:style>
    <style:style style:name="P32" style:family="paragraph" style:parent-style-name="Text_20_body" style:list-style-name="L5">
      <style:text-properties fo:font-weight="normal" officeooo:rsid="0050a339" officeooo:paragraph-rsid="0050a339" style:font-weight-asian="normal" style:font-weight-complex="normal"/>
    </style:style>
    <style:style style:name="P33" style:family="paragraph" style:parent-style-name="Text_20_body" style:list-style-name="L6">
      <style:text-properties fo:font-weight="normal" officeooo:rsid="0051b307" officeooo:paragraph-rsid="0051b307" style:font-weight-asian="normal" style:font-weight-complex="normal"/>
    </style:style>
    <style:style style:name="P34" style:family="paragraph" style:parent-style-name="Text_20_body" style:list-style-name="L7">
      <style:text-properties fo:font-weight="normal" officeooo:rsid="0051b307" officeooo:paragraph-rsid="0051b307" style:font-weight-asian="normal" style:font-weight-complex="normal"/>
    </style:style>
    <style:style style:name="P35" style:family="paragraph" style:parent-style-name="Text_20_body">
      <style:text-properties fo:font-weight="normal" officeooo:rsid="0051b307" officeooo:paragraph-rsid="0051b307" style:font-weight-asian="normal" style:font-weight-complex="normal"/>
    </style:style>
    <style:style style:name="P36" style:family="paragraph" style:parent-style-name="Text_20_body" style:list-style-name="L8">
      <style:text-properties fo:font-weight="normal" officeooo:rsid="0051b307" officeooo:paragraph-rsid="0051b307" style:font-weight-asian="normal" style:font-weight-complex="normal"/>
    </style:style>
    <style:style style:name="P37" style:family="paragraph" style:parent-style-name="Text_20_body" style:list-style-name="L9">
      <style:text-properties fo:font-weight="normal" officeooo:rsid="0051b307" officeooo:paragraph-rsid="0051b307" style:font-weight-asian="normal" style:font-weight-complex="normal"/>
    </style:style>
    <style:style style:name="P38" style:family="paragraph" style:parent-style-name="Text_20_body" style:list-style-name="L4">
      <style:text-properties style:font-name="Calibri1" fo:font-size="15pt" fo:font-weight="normal" officeooo:rsid="004cf8b6" officeooo:paragraph-rsid="004cf8b6" style:font-size-asian="15pt" style:font-weight-asian="normal" style:font-size-complex="15pt" style:font-weight-complex="normal"/>
    </style:style>
    <style:style style:name="P39" style:family="paragraph" style:parent-style-name="Text_20_body" style:list-style-name="L4">
      <style:text-properties style:font-name="Cambria1" fo:font-size="10.5pt" fo:font-weight="normal" officeooo:rsid="004d5d7d" style:font-size-asian="10.5pt" style:font-weight-asian="normal" style:font-size-complex="10.5pt" style:font-weight-complex="normal"/>
    </style:style>
    <style:style style:name="P40" style:family="paragraph" style:parent-style-name="Text_20_body" style:list-style-name="L4">
      <style:text-properties style:font-name="Cambria1" fo:font-size="10.5pt" fo:font-weight="normal" officeooo:rsid="004f54e2" officeooo:paragraph-rsid="004f54e2" style:font-size-asian="10.5pt" style:font-weight-asian="normal" style:font-size-complex="10.5pt" style:font-weight-complex="normal"/>
    </style:style>
    <style:style style:name="P41" style:family="paragraph" style:parent-style-name="Text_20_body" style:list-style-name="L4">
      <style:text-properties officeooo:rsid="004d5d7d" officeooo:paragraph-rsid="004d5d7d"/>
    </style:style>
    <style:style style:name="P42" style:family="paragraph" style:parent-style-name="Text_20_body" style:list-style-name="L4">
      <style:text-properties officeooo:rsid="004f54e2" officeooo:paragraph-rsid="004f54e2"/>
    </style:style>
    <style:style style:name="P43" style:family="paragraph" style:parent-style-name="Text_20_body" style:list-style-name="L9">
      <style:text-properties officeooo:rsid="0051b307" officeooo:paragraph-rsid="00534288"/>
    </style:style>
    <style:style style:name="P44" style:family="paragraph" style:parent-style-name="Text_20_body">
      <style:text-properties officeooo:rsid="00593d6d" officeooo:paragraph-rsid="00593d6d"/>
    </style:style>
    <style:style style:name="P45" style:family="paragraph" style:parent-style-name="Text_20_body">
      <style:text-properties officeooo:rsid="005963fb" officeooo:paragraph-rsid="005963fb"/>
    </style:style>
    <style:style style:name="P46" style:family="paragraph" style:parent-style-name="Heading_20_2">
      <style:text-properties style:font-name="Calibri1" fo:font-size="15pt" fo:font-weight="normal" officeooo:rsid="00425de8" style:font-size-asian="15pt" style:font-weight-asian="normal" style:font-size-complex="15pt" style:font-weight-complex="normal"/>
    </style:style>
    <style:style style:name="P47" style:family="paragraph" style:parent-style-name="Heading_20_2">
      <style:text-properties style:font-name="Calibri1" fo:font-size="15pt" fo:font-weight="normal" officeooo:rsid="00425de8" officeooo:paragraph-rsid="0047a8d5" style:font-size-asian="15pt" style:font-weight-asian="normal" style:font-size-complex="15pt" style:font-weight-complex="normal"/>
    </style:style>
    <style:style style:name="P48" style:family="paragraph" style:parent-style-name="Heading_20_2" style:list-style-name="L1">
      <style:paragraph-properties fo:margin-left="0cm" fo:margin-right="0cm" fo:margin-top="0.353cm" fo:margin-bottom="0cm" loext:contextual-spacing="false" fo:line-height="135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normal" style:text-blinking="false" fo:background-color="transparent"/>
    </style:style>
    <style:style style:name="P49" style:family="paragraph" style:parent-style-name="Heading_20_2" style:list-style-name="L2">
      <style:paragraph-properties fo:margin-left="0cm" fo:margin-right="0cm" fo:margin-top="0.353cm" fo:margin-bottom="0cm" loext:contextual-spacing="false" fo:line-height="135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normal" style:text-blinking="false" fo:background-color="transparent"/>
    </style:style>
    <style:style style:name="P50" style:family="paragraph" style:parent-style-name="Heading_20_2" style:list-style-name="L3">
      <style:paragraph-properties fo:margin-left="0cm" fo:margin-right="0cm" fo:margin-top="0.353cm" fo:margin-bottom="0cm" loext:contextual-spacing="false" fo:line-height="135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normal" style:text-blinking="false" fo:background-color="transparent"/>
    </style:style>
    <style:style style:name="P51" style:family="paragraph" style:parent-style-name="Heading_20_1"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normal" officeooo:rsid="0026bd37" officeooo:paragraph-rsid="00425de8" style:text-blinking="false" fo:background-color="transparent"/>
    </style:style>
    <style:style style:name="P52" style:family="paragraph" style:parent-style-name="Heading_20_1">
      <style:text-properties style:font-name="Calibri1" fo:font-size="18pt" fo:font-weight="normal" officeooo:rsid="00425de8" style:font-size-asian="18pt" style:font-weight-asian="normal" style:font-size-complex="18pt" style:font-weight-complex="normal"/>
    </style:style>
    <style:style style:name="P53" style:family="paragraph" style:parent-style-name="Heading_20_1">
      <style:text-properties style:font-name="Calibri1" fo:font-size="18pt" fo:font-weight="normal" officeooo:rsid="004b887f" officeooo:paragraph-rsid="004b887f" style:font-size-asian="18pt" style:font-weight-asian="normal" style:font-size-complex="18pt" style:font-weight-complex="normal"/>
    </style:style>
    <style:style style:name="P54" style:family="paragraph" style:parent-style-name="Heading_20_3">
      <style:text-properties fo:font-weight="normal" style:font-weight-asian="normal" style:font-weight-complex="normal"/>
    </style:style>
    <style:style style:name="P55" style:family="paragraph" style:parent-style-name="Heading_20_3">
      <style:text-properties officeooo:paragraph-rsid="004400f5"/>
    </style:style>
    <style:style style:name="T1" style:family="text">
      <style:text-properties style:text-line-through-style="none" style:text-line-through-type="none" style:text-underline-style="none" officeooo:rsid="0020882f" style:text-blinking="false" fo:background-color="transparent" loext:char-shading-value="0"/>
    </style:style>
    <style:style style:name="T2" style:family="text">
      <style:text-properties style:text-line-through-style="none" style:text-line-through-type="none" style:text-underline-style="none" officeooo:rsid="0021e462" style:text-blinking="false" fo:background-color="transparent" loext:char-shading-value="0"/>
    </style:style>
    <style:style style:name="T3" style:family="text">
      <style:text-properties style:text-line-through-style="none" style:text-line-through-type="none" style:text-underline-style="none" officeooo:rsid="00233f1e" style:text-blinking="false" fo:background-color="transparent" loext:char-shading-value="0"/>
    </style:style>
    <style:style style:name="T4" style:family="text">
      <style:text-properties style:text-line-through-style="none" style:text-line-through-type="none" style:text-underline-style="none" officeooo:rsid="0026bd37" style:text-blinking="false" fo:background-color="transparent" loext:char-shading-value="0"/>
    </style:style>
    <style:style style:name="T5" style:family="text">
      <style:text-properties style:text-line-through-style="none" style:text-line-through-type="none" fo:letter-spacing="normal" style:text-underline-style="none" officeooo:rsid="0021e462" style:text-blinking="false" fo:background-color="transparent" loext:char-shading-value="0"/>
    </style:style>
    <style:style style:name="T6" style:family="text">
      <style:text-properties style:text-line-through-style="none" style:text-line-through-type="none" fo:letter-spacing="normal" style:text-underline-style="none" officeooo:rsid="00233f1e" style:text-blinking="false" fo:background-color="transparent" loext:char-shading-value="0"/>
    </style:style>
    <style:style style:name="T7" style:family="text">
      <style:text-properties style:text-line-through-style="none" style:text-line-through-type="none" fo:letter-spacing="normal" style:text-underline-style="none" officeooo:rsid="0026bd37" style:text-blinking="false" fo:background-color="transparent" loext:char-shading-value="0"/>
    </style:style>
    <style:style style:name="T8" style:family="text">
      <style:text-properties fo:color="#252525" style:font-name="sans-serif" fo:font-size="10.5pt" fo:letter-spacing="normal"/>
    </style:style>
    <style:style style:name="T9" style:family="text">
      <style:text-properties fo:color="#252525" style:font-name="sans-serif" fo:font-size="10.5pt" fo:letter-spacing="normal" officeooo:rsid="001d9a19"/>
    </style:style>
    <style:style style:name="T10" style:family="text">
      <style:text-properties fo:color="#252525" style:font-name="sans-serif" fo:font-size="10.5pt" fo:letter-spacing="normal" officeooo:rsid="001e40fd"/>
    </style:style>
    <style:style style:name="T11" style:family="text">
      <style:text-properties fo:color="#252525" style:font-name="sans-serif" fo:font-size="10.5pt" fo:letter-spacing="normal" officeooo:rsid="001ef711"/>
    </style:style>
    <style:style style:name="T12" style:family="text">
      <style:text-properties fo:color="#252525" style:font-name="sans-serif" fo:letter-spacing="normal" fo:font-weight="bold"/>
    </style:style>
    <style:style style:name="T13" style:family="text">
      <style:text-properties fo:font-variant="normal" fo:text-transform="none" fo:color="#252525" style:font-name="sans-serif" fo:font-size="10.5pt" fo:letter-spacing="normal" fo:font-style="normal" fo:font-weight="normal" officeooo:rsid="001ef711"/>
    </style:style>
    <style:style style:name="T14" style:family="text">
      <style:text-properties fo:font-variant="normal" fo:text-transform="none" fo:color="#252525" style:font-name="sans-serif" fo:font-size="10.5pt" fo:letter-spacing="normal" fo:font-style="normal" fo:font-weight="normal" officeooo:rsid="0020882f"/>
    </style:style>
    <style:style style:name="T15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98885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b72d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2e2956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00e17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32721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52494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a2a72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aec20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3cd890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style:text-blinking="false" fo:background-color="transparent" loext:char-shading-value="0" style:font-size-asian="15pt" style:font-weight-asian="normal" style:font-size-complex="15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fo:font-weight="normal" officeooo:rsid="0045a84f" style:text-blinking="false" fo:background-color="transparent" loext:char-shading-value="0" style:font-size-asian="15pt" style:font-weight-asian="normal" style:font-size-complex="15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officeooo:rsid="003cd890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officeooo:rsid="00485483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officeooo:rsid="0049a10a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officeooo:rsid="0045a84f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Cambria" fo:font-size="10.5pt" fo:font-style="normal" style:text-underline-style="none" officeooo:rsid="004d5d7d" style:text-blinking="false" fo:background-color="transparent" loext:char-shading-value="0"/>
    </style:style>
    <style:style style:name="T32" style:family="text">
      <style:text-properties officeooo:rsid="002852a0"/>
    </style:style>
    <style:style style:name="T33" style:family="text">
      <style:text-properties officeooo:rsid="002890ad"/>
    </style:style>
    <style:style style:name="T34" style:family="text">
      <style:text-properties officeooo:rsid="00298885"/>
    </style:style>
    <style:style style:name="T35" style:family="text">
      <style:text-properties officeooo:rsid="0031b8fd"/>
    </style:style>
    <style:style style:name="T36" style:family="text">
      <style:text-properties officeooo:rsid="00332721"/>
    </style:style>
    <style:style style:name="T37" style:family="text">
      <style:text-properties officeooo:rsid="003aec20"/>
    </style:style>
    <style:style style:name="T38" style:family="text">
      <style:text-properties officeooo:rsid="003eaf05"/>
    </style:style>
    <style:style style:name="T39" style:family="text">
      <style:text-properties officeooo:rsid="00409b47"/>
    </style:style>
    <style:style style:name="T40" style:family="text">
      <style:text-properties officeooo:rsid="00425de8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45a84f" style:font-weight-asian="normal" style:font-weight-complex="normal"/>
    </style:style>
    <style:style style:name="T43" style:family="text">
      <style:text-properties fo:font-weight="normal" officeooo:rsid="004cf8b6" style:font-weight-asian="normal" style:font-weight-complex="normal"/>
    </style:style>
    <style:style style:name="T44" style:family="text">
      <style:text-properties fo:font-weight="normal" officeooo:rsid="004400f5" style:font-weight-asian="normal" style:font-weight-complex="normal"/>
    </style:style>
    <style:style style:name="T45" style:family="text">
      <style:text-properties fo:font-weight="normal" officeooo:rsid="00534288" style:font-weight-asian="normal" style:font-weight-complex="normal"/>
    </style:style>
    <style:style style:name="T46" style:family="text">
      <style:text-properties fo:font-weight="normal" officeooo:rsid="0047a8d5" style:font-weight-asian="normal" style:font-weight-complex="normal"/>
    </style:style>
    <style:style style:name="T47" style:family="text">
      <style:text-properties style:font-name="Cambria1" fo:font-size="10.5pt" fo:font-weight="normal" style:font-size-asian="10.5pt" style:font-weight-asian="normal" style:font-size-complex="10.5pt" style:font-weight-complex="normal"/>
    </style:style>
    <style:style style:name="T48" style:family="text">
      <style:text-properties style:font-name="Cambria1" fo:font-size="10.5pt" fo:font-weight="normal" officeooo:rsid="0045a84f" style:font-size-asian="10.5pt" style:font-weight-asian="normal" style:font-size-complex="10.5pt" style:font-weight-complex="normal"/>
    </style:style>
    <style:style style:name="T49" style:family="text">
      <style:text-properties style:font-name="Cambria1" fo:font-size="10.5pt" fo:font-weight="normal" officeooo:rsid="004f54e2" style:font-size-asian="10.5pt" style:font-weight-asian="normal" style:font-size-complex="10.5pt" style:font-weight-complex="normal"/>
    </style:style>
    <style:style style:name="T50" style:family="text">
      <style:text-properties style:font-name="Calibri1" fo:font-size="15pt" fo:font-weight="normal" officeooo:rsid="00425de8" style:font-size-asian="15pt" style:font-weight-asian="normal" style:font-size-complex="15pt" style:font-weight-complex="normal"/>
    </style:style>
    <style:style style:name="T51" style:family="text">
      <style:text-properties officeooo:rsid="005963f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2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3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1"><text:bookmark text:name="docs-internal-guid-0ea497bd-cfec-3e45-c7fe-c0ca7970b77d"/>­</text:h>
      <text:h text:style-name="P51" text:outline-level="1">1. Увод</text:h>
      <text:p text:style-name="P1"><text:tab/></text:p>
      <text:p text:style-name="P2"><text:span text:style-name="T9">За да вникнем в целите на проекта, първо трябва да се добие основна представа за неговите мащаби. </text:span><text:span text:style-name="T8">Колелата </text:span><text:span text:style-name="T9">са представени на масовата публика през 19 век и оттогава те стават важен фактор не само в спорта, но и в транспорта. Текущо колелата наброяват 1 милиард. </text:span><text:span text:style-name="T10">Това означава, че грубо всеки седми човек притежава велосипед – </text:span><text:span text:style-name="T11">приблизително същата сметка като при автомобилите. </text:span></text:p>
      <text:p text:style-name="P4"><text:span text:style-name="T13"><text:tab/>Ако погледнем как стои Берлин на световната сцена, то ще заключим, че колоезденето е образува голяма част от трафика. По последни данни на 1000 жители се падат средно по 710 колела. Това е означава, че грубо <text:s/>13 процента от транспорта е велосипеден. <text:s/>Може да се каже, че Берлин като метрополис заема челно място в класацията за велосипедни общества. </text:span><text:span text:style-name="T14">Това не евсичко – гражданите на столицата имат достъп до 620 километрови велоалеи, а дори са и изградени специални улици за колоездачи (Fahrradstrassen). <text:s/></text:span></text:p>
      <text:p text:style-name="P3"><text:tab/>Когато е изградена такава огромна мрежа в огромното 3.5 милионно общество на Берлин, тя трябва да бъде достъпна за всички. Затова е важно да се изгради начин за ефективното ѝ управление.</text:p>
      <text:list xml:id="list6072344204723271354" text:style-name="L1">
        <text:list-item>
          <text:list>
            <text:list-item>
              <text:h text:style-name="P48" text:outline-level="2"><text:span text:style-name="T38">1 </text:span>Тема на проекта</text:h>
            </text:list-item>
          </text:list>
        </text:list-item>
      </text:list>
      <text:p text:style-name="P14"><text:span text:style-name="T1">Един от начините да се изгради достъпна колоездачна мрежа е </text:span><text:span text:style-name="T2">всеки да има достъп до велосипед, независимо дали притежава такъв в домакинствот</text:span><text:span text:style-name="T4">о</text:span><text:span text:style-name="T2"> си. Това е практика, прилагана в повечето метрополиси, които решават проблема, като предлагат по някакъв начин колела на заем. В Лондон например </text:span><text:span text:style-name="T3">системата</text:span><text:span text:style-name="T2"> </text:span><text:span text:style-name="T12">Santander Cycles</text:span><text:span text:style-name="T5"> </text:span><text:span text:style-name="T6">представлява </text:span><text:span text:style-name="T7">общодостъпни рампи за колела, в които гражданите могат да наемат велосипед за определено време, като има много такива спирки из целия град</text:span><text:span text:style-name="T6">.</text:span></text:p>
      <text:p text:style-name="P14"><text:span text:style-name="T7">Темата на нашият проект е свързана с начин за приемане и предлагане на колела за временна употреба в Берлин.</text:span><text:span text:style-name="T6"> </text:span><text:span text:style-name="T7">Той се базира на директната връзка между наемателя и човекът, решил да предлага колелото си назаем.</text:span></text:p>
      <text:list xml:id="list6653772511578099246" text:style-name="L2">
        <text:list-item>
          <text:list>
            <text:list-header>
              <text:h text:style-name="P49" text:outline-level="2"><text:span text:style-name="T38">1.2 </text:span>Цели на проекта</text:h>
            </text:list-header>
          </text:list>
        </text:list-item>
      </text:list>
      <text:p text:style-name="P15"><text:span text:style-name="T32">Целта на нашият проект е да се създаде платформа, която улеснява комуникацията между наемащия и отдаващия колело. Първоначалната цел на проекта е Берлин, но на платформата може да се запише всеки град, изявил желание да участва. Във всеки град потребителят има достъп до информация за рампите на регистрираните наемодатели и съответно може да поиска да вземе под наем съответно </text:span><text:soft-page-break/><text:span text:style-name="T32">колело. Тук нашата платформа трябва да даде възможност за комуникация между двамата, включваща уговаряне на място и час за взимане и оставяне на велосипеда. Останалите потребители могат да оценяват своите пътувания и да избират такива колела, които удовлетворяват техните изисквания. Сайтът, който изграждаме, трябва да предлага достъп до цялата тази информация.</text:span></text:p>
      <text:p text:style-name="P15"><text:s/><text:span text:style-name="T32">Въпреки че подобни проекти вече съществуват, в тяхната реализация се крият множество проблеми – както софтуерни, така и архитектури. Затова важна цел на нашия проект е да изгради по-добра система от вече съществуващите.</text:span></text:p>
      <text:p text:style-name="P16">Друго нещо към което се ст<text:span text:style-name="T35">р</text:span>емим е да се направи архитектурата по такъв начин, че регистрирането на изцяло нов град да става лесно и удобно, без намесата на <text:span text:style-name="T33">системен администратор, което лиспва напълно в текущите реализацията.</text:span></text:p>
      <text:p text:style-name="P17">Изключително важно е да се с<text:span text:style-name="T36">т</text:span>ремим към <text:span text:style-name="T34">сигурност, защото тази платформа изисква работа с чувствителна информация. Освен паролите на потребителите, които очевидно трябва да са защитени, част от ифнормацията за колелата трябва да се пази допълнително. В противен случай би имало заплаха от кражби. </text:span></text:p>
      <text:p text:style-name="P18"><text:span text:style-name="T37">Цел на проектът е администраторите на съответните градове да имат контрол и той да е независим. Трябва да изградим архитектурата по такъв начин, че</text:span> Recovery Time при падане на някой сървър <text:span text:style-name="T37">да е минимален</text:span>.</text:p>
      <text:list xml:id="list3385515512265199850" text:style-name="L3">
        <text:list-item>
          <text:list>
            <text:list-header>
              <text:h text:style-name="P50" text:outline-level="2"><text:span text:style-name="T39">1.3 </text:span>Резултати</text:h>
            </text:list-header>
          </text:list>
        </text:list-item>
      </text:list>
      <text:p text:style-name="P5"><text:span text:style-name="T16"><text:tab/></text:span><text:span text:style-name="T17">Продуктът </text:span><text:span text:style-name="T16">BikeSurf, подпомага комуникацията между доброволците, заявили желание за участие в съответния град, регистриран на сайта </text:span><text:span text:style-name="T17">на платформата</text:span><text:span text:style-name="T16">. </text:span><text:span text:style-name="T18">Регистрираните наемодатели имат право да слагат обяви за колелата си и да бъдат разглеждани и взимани от регистрираните наематели.</text:span></text:p>
      <text:p text:style-name="P19"><text:tab/>Заради децентрализираната система и използването на ORM, всеки нов желаещ град може да се регистрира лесно с позволението на администратора. Използването на модели прави заявките независими към sql базата, така че просто трябва да се инсталиране на съответната база и сървърен файл.</text:p>
      <text:p text:style-name="P5"><text:span text:style-name="T19"><text:tab/></text:span><text:span text:style-name="T20">За да защитим потребители си, използваме Bcrypt за пазене на паролите. Подсигуряваме се, че те не са ботове, чрез ауторизация на лична карта/паспорт и по този начин силно намаляваме шанса от атака, тъй като потребителите ни са базирани на роли със съответни права. </text:span><text:span text:style-name="T21">И</text:span><text:span text:style-name="T15">нформацията за конкретното местоположение на велосипеда се пази в тайна непостредствено до взимането му от наемателя. </text:span></text:p>
      <text:p text:style-name="P6"><text:span text:style-name="T15"><text:tab/></text:span><text:span text:style-name="T22">Изборът на</text:span><text:span text:style-name="T15"> децантрализирата архитектура </text:span><text:span text:style-name="T23">решава проблемите в проекта свързани с правата на администраторите и тяхната власт</text:span><text:span text:style-name="T15">. </text:span><text:span text:style-name="T23">Освен това, по този начин сървърите са сравнително независими, което позволява запазване на част от системата при падането на съврър, т.е. и много по-добро време за възстановяване.</text:span></text:p>
      <text:p text:style-name="P20"/>
      <text:h text:style-name="P52" text:outline-level="1"><text:soft-page-break/>2. Описание</text:h>
      <text:h text:style-name="P46" text:outline-level="2">2.1 Изисквания към софтуера</text:h>
      <text:p text:style-name="P7"/>
      <text:h text:style-name="P54" text:outline-level="3">2.1.1 <text:span text:style-name="T40">Функционални изисквания</text:span></text:h>
      <text:p text:style-name="P31">- да се вземат от клиента</text:p>
      <text:h text:style-name="P55" text:outline-level="3"><text:span text:style-name="T41">2.1.</text:span><text:span text:style-name="T44">2</text:span><text:span text:style-name="T41"> </text:span><text:span text:style-name="T44">Нефункционални изисквания</text:span><text:span text:style-name="T25"> </text:span></text:h>
      <text:p text:style-name="P44"><text:span text:style-name="T25">М</text:span><text:span text:style-name="T24">оже всяко от тези неща да е отделен параграф, наблъскан с много думи и обяснения</text:span></text:p>
      <text:p text:style-name="P21"/>
      <text:p text:style-name="P11"><text:span text:style-name="T25">И</text:span><text:span text:style-name="T24">зползваемост:</text:span></text:p>
      <text:list xml:id="list1520406938114564550" text:style-name="L4">
        <text:list-item>
          <text:p text:style-name="P38"><text:span text:style-name="T30">Д</text:span><text:span text:style-name="T26">обре изглеждаш продукт, който се поддър</text:span><text:span text:style-name="T31">ж</text:span><text:span text:style-name="T26">а на </text:span><text:span text:style-name="T31">последните версии на следните</text:span><text:span text:style-name="T26"> браузери</text:span><text:span text:style-name="T31">: Google Chrome, Opera, Mozilla Firefox, Microsoft Edge, Top Browser</text:span><text:span text:style-name="T26">.</text:span></text:p>
        </text:list-item>
        <text:list-item>
          <text:p text:style-name="P22">Удобен за поддръжна (в отговор – има документация и ползва красиви темплейти)</text:p>
        </text:list-item>
        <text:list-item>
          <text:p text:style-name="P22">Сигурност (в отговор използваме начин за автентикация)</text:p>
        </text:list-item>
        <text:list-item>
          <text:p text:style-name="P39">Трябва да изглежда добре нa 4’, 5’, 7-9’, 13-15’ и по-големи от 17’ дисплеи</text:p>
        </text:list-item>
        <text:list-item>
          <text:p text:style-name="P41"><text:span text:style-name="T48">4/</text:span><text:span text:style-name="T47">5 потребителя трябва да </text:span><text:span text:style-name="T49">умеят</text:span><text:span text:style-name="T47"> да запаз</text:span><text:span text:style-name="T49">ват</text:span><text:span text:style-name="T47"> колело в рамките на 5 минути, след като са гледали видеото за “добре дошъл”</text:span></text:p>
        </text:list-item>
        <text:list-item>
          <text:p text:style-name="P40">Не е нужно инсталирането на допълнителен софтуер</text:p>
        </text:list-item>
        <text:list-item>
          <text:p text:style-name="P42"><text:span text:style-name="T48">П</text:span><text:span text:style-name="T47">отребителите трябва да могат да отменят запазването до 24 часа преди времето за взимане</text:span></text:p>
        </text:list-item>
      </text:list>
      <text:p text:style-name="P23">Надежност:</text:p>
      <text:list xml:id="list174852271878531" text:continue-numbering="true" text:style-name="L4">
        <text:list-item>
          <text:p text:style-name="P24">Максималното време, в което системата се възстановява трябва да е по-малко от 10 минути и трябва да се случва по рядко от два пъти в месеца</text:p>
        </text:list-item>
      </text:list>
      <text:p text:style-name="P12"><text:span text:style-name="T42">М</text:span><text:span text:style-name="T41">одулярност</text:span></text:p>
      <text:list xml:id="list7204313688597775456" text:style-name="L5">
        <text:list-item>
          <text:p text:style-name="P32">Един град не трябва да зависи от другите градове. Ако сайтът на един град е недостижим, това не трябва да влияе на другите.</text:p>
        </text:list-item>
        <text:list-item>
          <text:p text:style-name="P32">Инсталирането на нова версия не трябва да променя личните настройки и съдържанието на базата данни</text:p>
        </text:list-item>
        <text:list-item>
          <text:p text:style-name="P32">Добавянето на нов град не трябва да афектира другите</text:p>
        </text:list-item>
      </text:list>
      <text:p text:style-name="P13"><text:span text:style-name="T43">Е</text:span><text:span text:style-name="T41">фикасност и бързодействие</text:span></text:p>
      <text:list xml:id="list4183785701916335191" text:style-name="L6">
        <text:list-item>
          <text:p text:style-name="P33"><text:soft-page-break/>Времето за отговор на заявка трябва да е 200мс.</text:p>
        </text:list-item>
        <text:list-item>
          <text:p text:style-name="P33">Потребител трябва да може да се регистрира с 5 клика или по-малко</text:p>
        </text:list-item>
        <text:list-item>
          <text:p text:style-name="P33">Потребител трябва да може да запази колело с 10 клика или по-малко</text:p>
        </text:list-item>
      </text:list>
      <text:p text:style-name="P13"><text:span text:style-name="T43">П</text:span><text:span text:style-name="T41">оддръжка</text:span></text:p>
      <text:list xml:id="list1218156567319274482" text:style-name="L7">
        <text:list-item>
          <text:p text:style-name="P34">Кодът трябва да спазва всички стилови изисквания</text:p>
        </text:list-item>
        <text:list-item>
          <text:p text:style-name="P34">Системата трябва да включва unit тестове, които покриват 99% от всеки branch</text:p>
        </text:list-item>
      </text:list>
      <text:p text:style-name="P35">Сигурност</text:p>
      <text:list xml:id="list6313792158942650938" text:style-name="L8">
        <text:list-item>
          <text:p text:style-name="P36">Да се използва само криптирана комуникация между клиенти и сървър</text:p>
        </text:list-item>
        <text:list-item>
          <text:p text:style-name="P36">Паролите да се пазят по разумен начин</text:p>
        </text:list-item>
      </text:list>
      <text:p text:style-name="P35">Скалируемост</text:p>
      <text:list xml:id="list5081704332913599279" text:style-name="L9">
        <text:list-item>
          <text:p text:style-name="P37">Системата да бъде стабилна с 5.000 заявки в секунда</text:p>
        </text:list-item>
        <text:list-item>
          <text:p text:style-name="P43"><text:span text:style-name="T41">Системата да бъде </text:span><text:span text:style-name="T45">стабилна със 100.000 потребители</text:span></text:p>
        </text:list-item>
        <text:list-item>
          <text:p text:style-name="P43"><text:span text:style-name="T45">Системата да бъде стабилна с 500.000 оферти за колела</text:span><text:span text:style-name="T42">Щ</text:span><text:span text:style-name="T46">е е хубаво да сложим и някакви Use-Cases, </text:span></text:p>
        </text:list-item>
      </text:list>
      <text:p text:style-name="P44"><text:span text:style-name="T50">2.2 Анализ и дизайн</text:span></text:p>
      <text:p text:style-name="P8"><text:span text:style-name="T27">Д</text:span><text:span text:style-name="T26">а се помисли за съответните изисквания как ще се удовлетворят. Примерно -искаме да има снимки – използване на база данни.</text:span></text:p>
      <text:p text:style-name="P25">Тук трябва да стигнем до извода, че тези изисквания ни водят към независима база данни и децентрализиране. Като за всяка функционалност казваме с какво сме я решили.</text:p>
      <text:p text:style-name="P45"><text:span text:style-name="T24">2.2.1 Техен дизайн</text:span></text:p>
      <text:p text:style-name="P28">Функционалност, представена чрез текущия проект на Bikesurfing. Тук някой трябва да наснима bikesurf.org и да каже как чрез него се изпълняват нефункционалните изисквания. Смисъл, скрийншот и обяснение.</text:p>
      <text:p text:style-name="P30">И обяснение на техния подход</text:p>
      <text:p text:style-name="P30">2.2.2 нашият подход - същото</text:p>
      <text:p text:style-name="P25"/>
      <text:p text:style-name="P29"/>
      <text:p text:style-name="P25"/>
      <text:h text:style-name="P47" text:outline-level="2"><text:soft-page-break/>2.3 Архитектура</text:h>
      <text:p text:style-name="P9"><text:span text:style-name="T26">Това ще е най-дълго. Биров иска сравнителна архитектура. Тоест, трябва да си измислим някаква архитектура в картинки за текущия сайт. След това трябва да </text:span><text:span text:style-name="T28">измислим нашата архитектура. (Т.е. описване на ntier client-server).</text:span></text:p>
      <text:p text:style-name="P10"><text:span text:style-name="T26">Тук трябва да се сложи и обясни C&amp;C диаграмат</text:span><text:span text:style-name="T29">а. Ще е хубаво да се проучи някой език за описание на архитектури като ADL. </text:span></text:p>
      <text:p text:style-name="P28">2.<text:span text:style-name="T51">3</text:span>.<text:span text:style-name="T51">2</text:span> Текуща архитектура.</text:p>
      <text:p text:style-name="P30">Описание на текущата архитектура.</text:p>
      <text:p text:style-name="P28">C&amp;C диаграма </text:p>
      <text:p text:style-name="P30">Предимства;</text:p>
      <text:p text:style-name="P30">Недостатъци</text:p>
      <text:p text:style-name="P30"/>
      <text:p text:style-name="P30">2.3.2 Нашата представа за проекта.</text:p>
      <text:p text:style-name="P30">Описание на архитектурата</text:p>
      <text:p text:style-name="P30">C&amp;C диагарама</text:p>
      <text:p text:style-name="P30">Недостатъци</text:p>
      <text:h text:style-name="P53" text:outline-level="1">3. Реализация</text:h>
      <text:p text:style-name="P26">Тук едва ли ще се задължава мног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Lohit Devanagari1" svg:font-family="'Lohit Devanagari'"/>
    <style:font-face style:name="sans-serif" svg:font-family="sans-serif"/>
    <style:font-face style:name="Cambria1" svg:font-family="Cambria" style:font-family-generic="roman"/>
    <style:font-face style:name="Calibri1" svg:font-family="Calibri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GB" style:letter-kerning="true" style:font-name-asian="Adobe Blan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GB" style:letter-kerning="true" style:font-name-asian="Adobe Blan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nos" fo:font-family="Tinos" style:font-family-generic="roman" style:font-pitch="variable" fo:font-size="24pt" fo:font-weight="bold" style:font-name-asian="Adobe Blank" style:font-family-asian="'Adobe Blank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nos" fo:font-family="Tinos" style:font-family-generic="roman" style:font-pitch="variable" fo:font-size="18pt" fo:font-weight="bold" style:font-name-asian="Adobe Blank" style:font-family-asian="'Adobe Blank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2:00:52.085877131</meta:creation-date>
    <dc:date>2017-02-12T17:48:35.690664539</dc:date>
    <meta:editing-duration>PT11H49M45S</meta:editing-duration>
    <meta:editing-cycles>34</meta:editing-cycles>
    <meta:generator>LibreOffice/5.2.5.1$Linux_X86_64 LibreOffice_project/20m0$Build-1</meta:generator>
    <meta:document-statistic meta:table-count="0" meta:image-count="0" meta:object-count="0" meta:page-count="5" meta:paragraph-count="75" meta:word-count="1237" meta:character-count="7846" meta:non-whitespace-character-count="6681"/>
  </office:meta>
</office:document-meta>
</file>